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🔹 1. ¿Qué es el ADN?</text:h>
      <text:list xml:id="list354508262" text:style-name="L1">
        <text:list-item>
          <text:p text:style-name="P2">El ADN es una molécula que está dentro de casi todas las células vivas. </text:p>
        </text:list-item>
        <text:list-item>
          <text:p text:style-name="P2">Tiene forma de doble hélice, como una escalera en espiral. </text:p>
        </text:list-item>
        <text:list-item>
          <text:p text:style-name="P1">Contiene instrucciones para construir y hacer funcionar los cuerpos vivos. </text:p>
        </text:list-item>
      </text:list>
      <text:h text:style-name="Heading_20_3" text:outline-level="3">🔹 2. ¿Dónde está y cómo funciona?</text:h>
      <text:list xml:id="list3197559307" text:style-name="L2">
        <text:list-item>
          <text:p text:style-name="P4">Está guardado dentro del núcleo de las células. </text:p>
        </text:list-item>
        <text:list-item>
          <text:p text:style-name="P4">El cuerpo “lee” el ADN para saber cómo crear partes del cuerpo como músculos, piel, y enzimas. </text:p>
        </text:list-item>
        <text:list-item>
          <text:p text:style-name="P3">No lo lee todo de una vez: cada célula usa solo la parte que necesita. </text:p>
        </text:list-item>
      </text:list>
      <text:h text:style-name="Heading_20_3" text:outline-level="3">🔹 3. ¿Qué tipo de instrucciones contiene?</text:h>
      <text:list xml:id="list2465503646" text:style-name="L3">
        <text:list-item>
          <text:p text:style-name="P6">Indica cómo fabricar proteínas, que son como pequeñas máquinas que hacen funcionar las células. </text:p>
        </text:list-item>
        <text:list-item>
          <text:p text:style-name="P5">Incluye también señales para saber cuándo fabricar algo, cuánto, y en qué orden. </text:p>
        </text:list-item>
      </text:list>
      <text:h text:style-name="Heading_20_3" text:outline-level="3">🔹 4. ¿Cómo está codificada esa información?</text:h>
      <text:list xml:id="list1230567628" text:style-name="L4">
        <text:list-item>
          <text:p text:style-name="P8">Está escrita con un alfabeto de cuatro letras químicas: A, T, C y G. </text:p>
        </text:list-item>
        <text:list-item>
          <text:p text:style-name="P8">Estas letras forman secuencias que se interpretan como instrucciones. </text:p>
        </text:list-item>
        <text:list-item>
          <text:p text:style-name="P7">Un conjunto de instrucciones se llama "gen". </text:p>
        </text:list-item>
      </text:list>
      <text:h text:style-name="Heading_20_3" text:outline-level="3">🔹 5. ¿Es igual en todos los seres vivos?</text:h>
      <text:list xml:id="list2978449378" text:style-name="L5">
        <text:list-item>
          <text:p text:style-name="P10">Todos los seres vivos tienen ADN, desde bacterias hasta ballenas. </text:p>
        </text:list-item>
        <text:list-item>
          <text:p text:style-name="P9">Compartimos mucho ADN entre especies: por ejemplo, el humano y el chimpancé comparten más del 98%. </text:p>
        </text:list-item>
      </text:list>
      <text:h text:style-name="Heading_20_3" text:outline-level="3">🔹 6. ¿Qué pasa cuando el ADN cambia?</text:h>
      <text:list xml:id="list3475448041" text:style-name="L6">
        <text:list-item>
          <text:p text:style-name="P12">Los cambios se llaman mutaciones. </text:p>
        </text:list-item>
        <text:list-item>
          <text:p text:style-name="P12">A veces no pasa nada; a veces mejoran algo; otras veces causan problemas. </text:p>
        </text:list-item>
        <text:list-item>
          <text:p text:style-name="P11">Estos cambios son el motor de la evolución. </text:p>
        </text:list-item>
      </text:list>
      <text:h text:style-name="Heading_20_3" text:outline-level="3">🔹 7. ¿Por qué se dice que contiene “información”?</text:h>
      <text:list xml:id="list1556901312" text:style-name="L7">
        <text:list-item>
          <text:p text:style-name="P14">Porque actúa como un plano o una receta: indica qué hacer. </text:p>
        </text:list-item>
        <text:list-item>
          <text:p text:style-name="P14">Se puede medir y analizar como si fuera un mensaje. </text:p>
        </text:list-item>
        <text:list-item>
          <text:p text:style-name="P13">Científicos usan ideas de la informática para estudiar esta información. </text:p>
        </text:list-item>
      </text:list>
      <text:h text:style-name="Heading_20_3" text:outline-level="3">🔹 8. ¿Tiene alguna relación con quiénes somos?</text:h>
      <text:list xml:id="list668119833" text:style-name="L8">
        <text:list-item>
          <text:p text:style-name="P16">Influye en características como color de ojos, resistencia a enfermedades, y más. </text:p>
        </text:list-item>
        <text:list-item>
          <text:p text:style-name="P15"><text:soft-page-break/>No determina todo: el entorno también importa mucho. 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1T15:35:50.240000000</meta:creation-date>
    <dc:date>2025-08-01T15:59:48.959000000</dc:date>
    <meta:editing-duration>PT13M48S</meta:editing-duration>
    <meta:editing-cycles>1</meta:editing-cycles>
    <meta:document-statistic meta:table-count="0" meta:image-count="0" meta:object-count="0" meta:page-count="2" meta:paragraph-count="29" meta:word-count="316" meta:character-count="1746" meta:non-whitespace-character-count="1459"/>
    <meta:generator>LibreOffice/7.3.5.2$Windows_X86_64 LibreOffice_project/184fe81b8c8c30d8b5082578aee2fed2ea847c01</meta:generator>
  </office:meta>
</office:document-meta>
</file>